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70.36pt"/>
    </style:style>
    <style:style style:name="co3" style:family="table-column">
      <style:table-column-properties fo:break-before="auto" style:column-width="79.4pt"/>
    </style:style>
    <style:style style:name="co4" style:family="table-column">
      <style:table-column-properties fo:break-before="auto" style:column-width="105.8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1.91pt"/>
    </style:style>
    <style:style style:name="co7" style:family="table-column">
      <style:table-column-properties fo:break-before="auto" style:column-width="81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style="normal" style:font-style-asian="normal" style:font-style-complex="normal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62.77pt" svg:y="258.83pt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Raw: 18503 <text:s text:c="3"/>sampled: 1863.4 <text:s text:c="2"/>given: 3800 <text:s text:c="2"/>gain: 2.0392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8503 <text:s text:c="3"/>sampled: 1863.4 <text:s text:c="2"/>given: 3800 <text:s text:c="2"/>gain: 2.0392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30 <text:s text:c="3"/>sampled: 1765.411 <text:s text:c="2"/>given: 3600 <text:s text:c="2"/>gain: 2.0391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30 <text:s text:c="3"/>sampled: 1765.411 <text:s text:c="2"/>given: 3600 <text:s text:c="2"/>gain: 2.0391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555 <text:s text:c="3"/>sampled: 1667.221 <text:s text:c="2"/>given: 3400 <text:s text:c="2"/>gain: 2.0393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555 <text:s text:c="3"/>sampled: 1667.221 <text:s text:c="2"/>given: 3400 <text:s text:c="2"/>gain: 2.0393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582 <text:s text:c="3"/>sampled: 1569.232 <text:s text:c="2"/>given: 3200 <text:s text:c="2"/>gain: 2.0392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582 <text:s text:c="3"/>sampled: 1569.232 <text:s text:c="2"/>given: 3200 <text:s text:c="2"/>gain: 2.0392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4609 <text:s text:c="3"/>sampled: 1471.243 <text:s text:c="2"/>given: 3000 <text:s text:c="2"/>gain: 2.0390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4609 <text:s text:c="3"/>sampled: 1471.243 <text:s text:c="2"/>given: 3000 <text:s text:c="2"/>gain: 2.0390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3636 <text:s text:c="3"/>sampled: 1373.254 <text:s text:c="2"/>given: 2800 <text:s text:c="2"/>gain: 2.0389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3635 <text:s text:c="3"/>sampled: 1373.154 <text:s text:c="2"/>given: 2800 <text:s text:c="2"/>gain: 2.0391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2661 <text:s text:c="3"/>sampled: 1275.064 <text:s text:c="2"/>given: 2600 <text:s text:c="2"/>gain: 2.0391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2661 <text:s text:c="3"/>sampled: 1275.064 <text:s text:c="2"/>given: 2600 <text:s text:c="2"/>gain: 2.0391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1689 <text:s text:c="3"/>sampled: 1177.176 <text:s text:c="2"/>given: 2400 <text:s text:c="2"/>gain: 2.0387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1688 <text:s text:c="3"/>sampled: 1177.075 <text:s text:c="2"/>given: 2400 <text:s text:c="2"/>gain: 2.0389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0715 <text:s text:c="3"/>sampled: 1079.086 <text:s text:c="2"/>given: 2200 <text:s text:c="2"/>gain: 2.0387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0715 <text:s text:c="3"/>sampled: 1079.086 <text:s text:c="2"/>given: 2200 <text:s text:c="2"/>gain: 2.03876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.039283" calcext:value-type="float">
            <text:p>2.039283</text:p>
          </table:table-cell>
          <table:table-cell table:number-columns-repeated="1023"/>
        </table:table-row>
        <table:table-row table:style-name="ro1">
          <table:table-cell table:style-name="ce7" office:value-type="float" office:value="2.039283" calcext:value-type="float">
            <text:p>2.039283</text:p>
          </table:table-cell>
          <table:table-cell table:number-columns-repeated="1023"/>
        </table:table-row>
        <table:table-row table:style-name="ro1">
          <table:table-cell table:style-name="ce7" office:value-type="float" office:value="2.039185" calcext:value-type="float">
            <text:p>2.039185</text:p>
          </table:table-cell>
          <table:table-cell table:number-columns-repeated="1023"/>
        </table:table-row>
        <table:table-row table:style-name="ro1">
          <table:table-cell table:style-name="ce7" office:value-type="float" office:value="2.039185" calcext:value-type="float">
            <text:p>2.039185</text:p>
          </table:table-cell>
          <table:table-cell table:number-columns-repeated="1023"/>
        </table:table-row>
        <table:table-row table:style-name="ro1">
          <table:table-cell table:style-name="ce7" office:value-type="float" office:value="2.039322" calcext:value-type="float">
            <text:p>2.039322</text:p>
          </table:table-cell>
          <table:table-cell table:number-columns-repeated="1023"/>
        </table:table-row>
        <table:table-row table:style-name="ro1">
          <table:table-cell table:style-name="ce7" office:value-type="float" office:value="2.039322" calcext:value-type="float">
            <text:p>2.039322</text:p>
          </table:table-cell>
          <table:table-cell table:number-columns-repeated="1023"/>
        </table:table-row>
        <table:table-row table:style-name="ro1">
          <table:table-cell table:style-name="ce7" office:value-type="float" office:value="2.039214" calcext:value-type="float">
            <text:p>2.039214</text:p>
          </table:table-cell>
          <table:table-cell table:number-columns-repeated="1023"/>
        </table:table-row>
        <table:table-row table:style-name="ro1">
          <table:table-cell table:style-name="ce7" office:value-type="float" office:value="2.039214" calcext:value-type="float">
            <text:p>2.039214</text:p>
          </table:table-cell>
          <table:table-cell table:number-columns-repeated="1023"/>
        </table:table-row>
        <table:table-row table:style-name="ro1">
          <table:table-cell table:style-name="ce7" office:value-type="float" office:value="2.039092" calcext:value-type="float">
            <text:p>2.039092</text:p>
          </table:table-cell>
          <table:table-cell table:number-columns-repeated="1023"/>
        </table:table-row>
        <table:table-row table:style-name="ro1">
          <table:table-cell table:style-name="ce7" office:value-type="float" office:value="2.039092" calcext:value-type="float">
            <text:p>2.039092</text:p>
          </table:table-cell>
          <table:table-cell table:number-columns-repeated="1023"/>
        </table:table-row>
        <table:table-row table:style-name="ro1">
          <table:table-cell table:style-name="ce7" office:value-type="float" office:value="2.038952" calcext:value-type="float">
            <text:p>2.038952</text:p>
          </table:table-cell>
          <table:table-cell table:number-columns-repeated="1023"/>
        </table:table-row>
        <table:table-row table:style-name="ro1">
          <table:table-cell table:style-name="ce7" office:value-type="float" office:value="2.039102" calcext:value-type="float">
            <text:p>2.039102</text:p>
          </table:table-cell>
          <table:table-cell table:number-columns-repeated="1023"/>
        </table:table-row>
        <table:table-row table:style-name="ro1">
          <table:table-cell table:style-name="ce7" office:value-type="float" office:value="2.039113" calcext:value-type="float">
            <text:p>2.039113</text:p>
          </table:table-cell>
          <table:table-cell table:number-columns-repeated="1023"/>
        </table:table-row>
        <table:table-row table:style-name="ro1">
          <table:table-cell table:style-name="ce7" office:value-type="float" office:value="2.039113" calcext:value-type="float">
            <text:p>2.039113</text:p>
          </table:table-cell>
          <table:table-cell table:number-columns-repeated="1023"/>
        </table:table-row>
        <table:table-row table:style-name="ro1">
          <table:table-cell table:style-name="ce7" office:value-type="float" office:value="2.038778" calcext:value-type="float">
            <text:p>2.038778</text:p>
          </table:table-cell>
          <table:table-cell table:number-columns-repeated="1023"/>
        </table:table-row>
        <table:table-row table:style-name="ro1">
          <table:table-cell table:style-name="ce7" office:value-type="float" office:value="2.038952" calcext:value-type="float">
            <text:p>2.038952</text:p>
          </table:table-cell>
          <table:table-cell table:number-columns-repeated="1023"/>
        </table:table-row>
        <table:table-row table:style-name="ro1">
          <table:table-cell table:style-name="ce7" office:value-type="float" office:value="2.038762" calcext:value-type="float">
            <text:p>2.038762</text:p>
          </table:table-cell>
          <table:table-cell table:number-columns-repeated="1023"/>
        </table:table-row>
        <table:table-row table:style-name="ro1">
          <table:table-cell table:style-name="ce7" office:value-type="float" office:value="2.038762" calcext:value-type="float">
            <text:p>2.038762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.0391" calcext:value-type="float">
            <text:p>2.0391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 table:number-columns-repeated="6"/>
          <table:table-cell table:number-columns-repeated="1018"/>
        </table:table-row>
        <table:table-row table:style-name="ro1">
          <table:table-cell table:style-name="Default" office:value-type="string" calcext:value-type="string">
            <text:p>average samples 100A</text:p>
          </table:table-cell>
          <table:table-cell table:style-name="Default" office:value-type="string" calcext:value-type="string">
            <text:p>res values</text:p>
          </table:table-cell>
          <table:table-cell table:style-name="Default" office:value-type="string" calcext:value-type="string">
            <text:p>res avg</text:p>
          </table:table-cell>
          <table:table-cell table:style-name="ce3" office:value-type="string" calcext:value-type="string">
            <text:p>calc current 100A</text:p>
          </table:table-cell>
          <table:table-cell table:style-name="Default" office:value-type="string" calcext:value-type="string">
            <text:p>Gain 100A</text:p>
          </table:table-cell>
          <table:table-cell table:style-name="ce3"/>
          <table:table-cell table:style-name="Default" office:value-type="string" calcext:value-type="string">
            <text:p>average samples 10A</text:p>
          </table:table-cell>
          <table:table-cell table:style-name="Default" office:value-type="string" calcext:value-type="string">
            <text:p>res values</text:p>
          </table:table-cell>
          <table:table-cell table:style-name="Default" office:value-type="string" calcext:value-type="string">
            <text:p>res avg</text:p>
          </table:table-cell>
          <table:table-cell table:style-name="ce3" office:value-type="string" calcext:value-type="string">
            <text:p>calc current 10A</text:p>
          </table:table-cell>
          <table:table-cell table:style-name="Default" office:value-type="string" calcext:value-type="string">
            <text:p>Gain 10A</text:p>
          </table:table-cell>
          <table:table-cell table:number-columns-repeated="1013"/>
        </table:table-row>
        <table:table-row table:style-name="ro1">
          <table:table-cell table:style-name="ce5" office:value-type="float" office:value="2330.253" calcext:value-type="float">
            <text:p>2330.253</text:p>
          </table:table-cell>
          <table:table-cell office:value-type="float" office:value="50.0105" calcext:value-type="float">
            <text:p>50.0105</text:p>
          </table:table-cell>
          <table:table-cell table:style-name="ce5" office:value-type="float" office:value="50.0128" calcext:value-type="float">
            <text:p>50.0128</text:p>
          </table:table-cell>
          <table:table-cell table:style-name="ce9" table:formula="of:=2*[.C49]" office:value-type="float" office:value="100.0256" calcext:value-type="float">
            <text:p>100.0256</text:p>
          </table:table-cell>
          <table:table-cell table:formula="of:=[.D49]/[.A49]" office:value-type="float" office:value="0.042924781128916" calcext:value-type="float">
            <text:p>0.042924781128916</text:p>
          </table:table-cell>
          <table:table-cell table:style-name="ce9"/>
          <table:table-cell table:style-name="ce5" office:value-type="float" office:value="2215.689" calcext:value-type="float">
            <text:p>2215.689</text:p>
          </table:table-cell>
          <table:table-cell office:value-type="float" office:value="5.0218" calcext:value-type="float">
            <text:p>5.0218</text:p>
          </table:table-cell>
          <table:table-cell table:style-name="ce5" office:value-type="float" office:value="5.0223" calcext:value-type="float">
            <text:p>5.0223</text:p>
          </table:table-cell>
          <table:table-cell table:style-name="ce9" table:formula="of:=2*[.I49]" office:value-type="float" office:value="10.0446" calcext:value-type="float">
            <text:p>10.0446</text:p>
          </table:table-cell>
          <table:table-cell table:formula="of:=[.J49]/[.G49]" office:value-type="float" office:value="0.00453339796334233" calcext:value-type="float">
            <text:p>0.004533397963342</text:p>
          </table:table-cell>
          <table:table-cell table:number-columns-repeated="1013"/>
        </table:table-row>
        <table:table-row table:style-name="ro1">
          <table:table-cell table:style-name="ce11"/>
          <table:table-cell table:style-name="ce9" office:value-type="float" office:value="50.011" calcext:value-type="float">
            <text:p>50.011</text:p>
          </table:table-cell>
          <table:table-cell table:style-name="ce11"/>
          <table:table-cell table:style-name="ce9" table:number-columns-repeated="3"/>
          <table:table-cell table:style-name="ce11"/>
          <table:table-cell office:value-type="float" office:value="5.0219" calcext:value-type="float">
            <text:p>5.0219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1"/>
          <table:table-cell office:value-type="float" office:value="50.0122" calcext:value-type="float">
            <text:p>50.0122</text:p>
          </table:table-cell>
          <table:table-cell table:number-columns-repeated="5"/>
          <table:table-cell office:value-type="float" office:value="5.0222" calcext:value-type="float">
            <text:p>5.0222</text:p>
          </table:table-cell>
          <table:table-cell table:number-columns-repeated="1016"/>
        </table:table-row>
        <table:table-row table:style-name="ro1">
          <table:table-cell table:style-name="ce11"/>
          <table:table-cell office:value-type="float" office:value="50.0144" calcext:value-type="float">
            <text:p>50.0144</text:p>
          </table:table-cell>
          <table:table-cell table:number-columns-repeated="5"/>
          <table:table-cell office:value-type="float" office:value="5.0227" calcext:value-type="float">
            <text:p>5.0227</text:p>
          </table:table-cell>
          <table:table-cell table:number-columns-repeated="1016"/>
        </table:table-row>
        <table:table-row table:style-name="ro1">
          <table:table-cell table:style-name="ce11"/>
          <table:table-cell office:value-type="float" office:value="50.0159" calcext:value-type="float">
            <text:p>50.0159</text:p>
          </table:table-cell>
          <table:table-cell table:number-columns-repeated="5"/>
          <table:table-cell office:value-type="float" office:value="5.023" calcext:value-type="float">
            <text:p>5.023</text:p>
          </table:table-cell>
          <table:table-cell table:number-columns-repeated="1016"/>
        </table:table-row>
        <table:table-row table:style-name="ro1" table:number-rows-repeated="65">
          <table:table-cell table:style-name="ce1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number-columns-repeated="6"/>
          <table:table-cell table:number-columns-repeated="1018"/>
        </table:table-row>
        <table:table-row table:style-name="ro1" table:number-rows-repeated="73">
          <table:table-cell table:style-name="ce11"/>
          <table:table-cell table:number-columns-repeated="1023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 style:data-style-name="N2" text:time-value="12:14:11.3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0.2.1$Windows_X86_64 LibreOffice_project/f7f06a8f319e4b62f9bc5095aa112a65d2f3ac89</meta:generator>
    <dc:date>2019-07-04T11:34:55.224000000</dc:date>
    <meta:editing-duration>PT4H37M6S</meta:editing-duration>
    <meta:editing-cycles>83</meta:editing-cycles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4.198cm" style:legend-expansion="high" chart:style-name="ch2"/>
        <chart:plot-area chart:style-name="ch3" table:cell-range-address="Sheet1.A21:Sheet1.A38" svg:x="0.32cm" svg:y="0.18cm" svg:width="12.471cm" svg:height="8.64cm">
          <chartooo:coordinate-region svg:x="1.629cm" svg:y="0.382cm" svg:width="10.97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9283">
                <text:p>2.039283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9283">
                <text:p>2.0392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9185">
                <text:p>2.039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9185">
                <text:p>2.039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9322">
                <text:p>2.039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9322">
                <text:p>2.0393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9214">
                <text:p>2.0392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9214">
                <text:p>2.039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9092">
                <text:p>2.039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9092">
                <text:p>2.039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8952">
                <text:p>2.038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9102">
                <text:p>2.039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9113">
                <text:p>2.039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9113">
                <text:p>2.039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8778">
                <text:p>2.038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8952">
                <text:p>2.038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8762">
                <text:p>2.0387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8762">
                <text:p>2.038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